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2.04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width="0.1cm" svg:stroke-color="#ff0000" draw:marker-start-width="0.36cm" draw:marker-end="Arrow" draw:marker-end-width="0.38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svg:stroke-color="#00a933" draw:marker-start-width="0.36cm" draw:marker-end="Arrow" draw:marker-end-width="0.38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2cm" fo:min-width="2.4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stroke-linejoin="bevel" svg:stroke-linecap="square" draw:fill="solid" draw:textarea-vertical-align="middle"/>
    </style:style>
    <style:style style:name="gr8" style:family="graphic" style:parent-style-name="standard">
      <style:graphic-properties svg:stroke-color="#000000" draw:marker-end="Arrow" draw:textarea-vertical-align="middle"/>
    </style:style>
    <style:style style:name="gr9" style:family="graphic" style:parent-style-name="objectwithoutfill">
      <style:graphic-properties svg:stroke-width="0.1cm" svg:stroke-color="#ff0000" draw:marker-start-width="0.36cm" draw:marker-end="Arrow" draw:marker-end-width="0.38cm" draw:stroke-linejoin="bevel" svg:stroke-linecap="square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a933" draw:marker-start-width="0.36cm" draw:marker-end="Arrow" draw:marker-end-width="0.38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933" draw:marker-start-width="0.36cm" draw:marker-end="Arrow" draw:marker-end-width="0.38cm" draw:stroke-linejoin="bevel" svg:stroke-linecap="square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ff0000" draw:marker-start-width="0.36cm" draw:marker-end="Arrow" draw:marker-end-width="0.38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Dot" draw:textarea-horizontal-align="justify" draw:textarea-vertical-align="middle" draw:auto-grow-height="false" fo:min-height="1.024cm" fo:min-width="2.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 style:writing-mode="lr-tb"/>
      <style:text-properties fo:font-size="18pt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1.4cm" svg:x="7.401cm" svg:y="7.689cm">
          <text:p text:style-name="P1">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4.301cm" svg:y="10.089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4.201cm" svg:y="2.889cm">
          <text:p text:style-name="P1">int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.301cm" svg:y="7.789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4.201cm" svg:y="5.589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01cm" svg:y1="4.389cm" svg:x2="6.001cm" svg:y2="5.489cm">
          <text:p/>
        </draw:line>
        <draw:line draw:style-name="gr2" draw:text-style-name="P2" draw:layer="layout" svg:x1="7.501cm" svg:y1="6.789cm" svg:x2="8.601cm" svg:y2="7.789cm">
          <text:p/>
        </draw:line>
        <draw:line draw:style-name="gr2" draw:text-style-name="P2" draw:layer="layout" svg:x1="8.501cm" svg:y1="9.089cm" svg:x2="7.501cm" svg:y2="10.289cm">
          <text:p/>
        </draw:line>
        <draw:line draw:style-name="gr2" draw:text-style-name="P2" draw:layer="layout" svg:x1="4.601cm" svg:y1="6.689cm" svg:x2="3.601cm" svg:y2="7.789cm">
          <text:p/>
        </draw:line>
        <draw:line draw:style-name="gr2" draw:text-style-name="P2" draw:layer="layout" svg:x1="3.601cm" svg:y1="9.189cm" svg:x2="4.701cm" svg:y2="10.289cm">
          <text:p/>
        </draw:line>
        <draw:line draw:style-name="gr2" draw:text-style-name="P2" draw:layer="layout" svg:x1="6.001cm" svg:y1="1.589cm" svg:x2="6.001cm" svg:y2="2.889cm">
          <text:p/>
        </draw:line>
        <draw:line draw:style-name="gr3" draw:text-style-name="P2" draw:layer="layout" svg:x1="5.801cm" svg:y1="4.389cm" svg:x2="5.801cm" svg:y2="5.489cm">
          <text:p/>
        </draw:line>
        <draw:line draw:style-name="gr3" draw:text-style-name="P2" draw:layer="layout" svg:x1="5.801cm" svg:y1="1.589cm" svg:x2="5.801cm" svg:y2="2.889cm">
          <text:p/>
        </draw:line>
        <draw:line draw:style-name="gr3" draw:text-style-name="P2" draw:layer="layout" svg:x1="4.401cm" svg:y1="6.689cm" svg:x2="3.401cm" svg:y2="7.789cm">
          <text:p/>
        </draw:line>
        <draw:line draw:style-name="gr3" draw:text-style-name="P2" draw:layer="layout" svg:x1="3.401cm" svg:y1="9.289cm" svg:x2="4.501cm" svg:y2="10.389cm">
          <text:p/>
        </draw:line>
        <draw:line draw:style-name="gr4" draw:text-style-name="P2" draw:layer="layout" svg:x1="21.406cm" svg:y1="4.363cm" svg:x2="21.406cm" svg:y2="5.463cm">
          <text:p/>
        </draw:line>
        <draw:line draw:style-name="gr4" draw:text-style-name="P2" draw:layer="layout" svg:x1="23.006cm" svg:y1="6.763cm" svg:x2="24.106cm" svg:y2="7.763cm">
          <text:p/>
        </draw:line>
        <draw:line draw:style-name="gr4" draw:text-style-name="P2" draw:layer="layout" svg:x1="23.906cm" svg:y1="9.063cm" svg:x2="22.906cm" svg:y2="10.263cm">
          <text:p/>
        </draw:line>
        <draw:line draw:style-name="gr4" draw:text-style-name="P2" draw:layer="layout" svg:x1="21.506cm" svg:y1="1.563cm" svg:x2="21.506cm" svg:y2="2.863cm">
          <text:p/>
        </draw:line>
        <draw:custom-shape draw:style-name="gr1" draw:text-style-name="P1" draw:layer="layout" svg:width="3.6cm" svg:height="1.4cm" svg:x="22.6cm" svg:y="7.7cm">
          <text:p text:style-name="P1">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9.5cm" svg:y="10.1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9.4cm" svg:y="2.9cm">
          <text:p text:style-name="P1">int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6.5cm" svg:y="7.8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9.4cm" svg:y="5.6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4.4cm" svg:x2="21.2cm" svg:y2="5.5cm">
          <text:p/>
        </draw:line>
        <draw:line draw:style-name="gr2" draw:text-style-name="P2" draw:layer="layout" svg:x1="22.7cm" svg:y1="6.8cm" svg:x2="23.8cm" svg:y2="7.8cm">
          <text:p/>
        </draw:line>
        <draw:line draw:style-name="gr2" draw:text-style-name="P2" draw:layer="layout" svg:x1="23.7cm" svg:y1="9.1cm" svg:x2="22.7cm" svg:y2="10.3cm">
          <text:p/>
        </draw:line>
        <draw:line draw:style-name="gr2" draw:text-style-name="P2" draw:layer="layout" svg:x1="19.8cm" svg:y1="6.7cm" svg:x2="18.8cm" svg:y2="7.8cm">
          <text:p/>
        </draw:line>
        <draw:line draw:style-name="gr2" draw:text-style-name="P2" draw:layer="layout" svg:x1="18.8cm" svg:y1="9.2cm" svg:x2="19.9cm" svg:y2="10.3cm">
          <text:p/>
        </draw:line>
        <draw:line draw:style-name="gr2" draw:text-style-name="P2" draw:layer="layout" svg:x1="21.2cm" svg:y1="1.6cm" svg:x2="21.2cm" svg:y2="2.9cm">
          <text:p/>
        </draw:line>
        <draw:line draw:style-name="gr3" draw:text-style-name="P2" draw:layer="layout" svg:x1="21cm" svg:y1="4.4cm" svg:x2="21cm" svg:y2="5.5cm">
          <text:p/>
        </draw:line>
        <draw:line draw:style-name="gr3" draw:text-style-name="P2" draw:layer="layout" svg:x1="21cm" svg:y1="1.6cm" svg:x2="21cm" svg:y2="2.9cm">
          <text:p/>
        </draw:line>
        <draw:line draw:style-name="gr3" draw:text-style-name="P2" draw:layer="layout" svg:x1="19.6cm" svg:y1="6.7cm" svg:x2="18.6cm" svg:y2="7.8cm">
          <text:p/>
        </draw:line>
        <draw:line draw:style-name="gr3" draw:text-style-name="P2" draw:layer="layout" svg:x1="18.6cm" svg:y1="9.3cm" svg:x2="19.7cm" svg:y2="10.4cm">
          <text:p/>
        </draw:line>
      </draw:page>
      <draw:page draw:name="page2" draw:style-name="dp1" draw:master-page-name="Standard">
        <draw:custom-shape draw:style-name="gr5" draw:text-style-name="P1" draw:layer="layout" svg:width="4.1cm" svg:height="1.7cm" svg:x="4.698cm" svg:y="2.5cm">
          <text:p text:style-name="P1">int 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4.699cm" svg:y="5.201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.7cm" svg:y="7.802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4.7cm" svg:y="10.702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8cm" svg:y1="1.5cm" svg:x2="6.8cm" svg:y2="2.5cm">
          <text:p/>
        </draw:line>
        <draw:line draw:style-name="gr6" draw:text-style-name="P2" draw:layer="layout" svg:x1="6.8cm" svg:y1="4.3cm" svg:x2="6.8cm" svg:y2="5.2cm">
          <text:p/>
        </draw:line>
        <draw:line draw:style-name="gr7" draw:text-style-name="P2" draw:layer="layout" svg:x1="5.5cm" svg:y1="6.7cm" svg:x2="4.5cm" svg:y2="7.9cm">
          <text:p/>
        </draw:line>
        <draw:line draw:style-name="gr6" draw:text-style-name="P2" draw:layer="layout" svg:x1="4.5cm" svg:y1="9.5cm" svg:x2="5.6cm" svg:y2="10.9cm">
          <text:p/>
        </draw:line>
        <draw:ellipse draw:style-name="gr8" draw:text-style-name="P3" draw:layer="layout" svg:width="4.693cm" svg:height="5.944cm" svg:x="4.641cm" svg:y="5.755cm" draw:kind="arc" draw:start-angle="307" draw:end-angle="48.55">
          <text:p/>
        </draw:ellipse>
        <draw:custom-shape draw:style-name="gr5" draw:text-style-name="P1" draw:layer="layout" svg:width="4.1cm" svg:height="1.7cm" svg:x="14.598cm" svg:y="2.501cm">
          <text:p text:style-name="P1">int 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4.599cm" svg:y="5.202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1.6cm" svg:y="7.803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4.6cm" svg:y="10.703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8" draw:text-style-name="P3" draw:layer="layout" svg:width="4.693cm" svg:height="5.944cm" svg:x="14.541cm" svg:y="5.756cm" draw:kind="arc" draw:start-angle="307" draw:end-angle="48.55">
          <text:p/>
        </draw:ellipse>
        <draw:line draw:style-name="gr6" draw:text-style-name="P2" draw:layer="layout" svg:x1="16.763cm" svg:y1="1.489cm" svg:x2="16.763cm" svg:y2="2.489cm">
          <text:p/>
        </draw:line>
        <draw:line draw:style-name="gr6" draw:text-style-name="P2" draw:layer="layout" svg:x1="16.763cm" svg:y1="4.289cm" svg:x2="16.763cm" svg:y2="5.189cm">
          <text:p/>
        </draw:line>
        <draw:line draw:style-name="gr7" draw:text-style-name="P2" draw:layer="layout" svg:x1="15.463cm" svg:y1="6.689cm" svg:x2="14.463cm" svg:y2="7.889cm">
          <text:p/>
        </draw:line>
        <draw:line draw:style-name="gr6" draw:text-style-name="P2" draw:layer="layout" svg:x1="14.463cm" svg:y1="9.489cm" svg:x2="15.563cm" svg:y2="10.889cm">
          <text:p/>
        </draw:line>
        <draw:line draw:style-name="gr3" draw:text-style-name="P2" draw:layer="layout" svg:x1="16.563cm" svg:y1="1.489cm" svg:x2="16.563cm" svg:y2="2.489cm">
          <text:p/>
        </draw:line>
        <draw:line draw:style-name="gr3" draw:text-style-name="P2" draw:layer="layout" svg:x1="16.563cm" svg:y1="4.289cm" svg:x2="16.563cm" svg:y2="5.189cm">
          <text:p/>
        </draw:line>
        <draw:line draw:style-name="gr9" draw:text-style-name="P2" draw:layer="layout" svg:x1="15.263cm" svg:y1="6.689cm" svg:x2="14.263cm" svg:y2="7.889cm">
          <text:p/>
        </draw:line>
        <draw:line draw:style-name="gr3" draw:text-style-name="P2" draw:layer="layout" svg:x1="14.263cm" svg:y1="9.489cm" svg:x2="15.363cm" svg:y2="10.889cm">
          <text:p/>
        </draw:line>
        <draw:custom-shape draw:style-name="gr5" draw:text-style-name="P1" draw:layer="layout" svg:width="4.1cm" svg:height="1.7cm" svg:x="23.298cm" svg:y="2.489cm">
          <text:p text:style-name="P1">int 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3.299cm" svg:y="5.19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0.3cm" svg:y="7.791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3.3cm" svg:y="10.691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8" draw:text-style-name="P3" draw:layer="layout" svg:width="4.693cm" svg:height="5.944cm" svg:x="23.241cm" svg:y="5.744cm" draw:kind="arc" draw:start-angle="307" draw:end-angle="48.55">
          <text:p/>
        </draw:ellipse>
        <draw:line draw:style-name="gr6" draw:text-style-name="P2" draw:layer="layout" svg:x1="25.463cm" svg:y1="1.477cm" svg:x2="25.463cm" svg:y2="2.477cm">
          <text:p/>
        </draw:line>
        <draw:line draw:style-name="gr6" draw:text-style-name="P2" draw:layer="layout" svg:x1="25.463cm" svg:y1="4.277cm" svg:x2="25.463cm" svg:y2="5.177cm">
          <text:p/>
        </draw:line>
        <draw:line draw:style-name="gr7" draw:text-style-name="P2" draw:layer="layout" svg:x1="24.163cm" svg:y1="6.677cm" svg:x2="23.163cm" svg:y2="7.877cm">
          <text:p/>
        </draw:line>
        <draw:line draw:style-name="gr6" draw:text-style-name="P2" draw:layer="layout" svg:x1="23.163cm" svg:y1="9.477cm" svg:x2="24.263cm" svg:y2="10.877cm">
          <text:p/>
        </draw:line>
        <draw:line draw:style-name="gr3" draw:text-style-name="P2" draw:layer="layout" svg:x1="25.263cm" svg:y1="1.477cm" svg:x2="25.263cm" svg:y2="2.477cm">
          <text:p/>
        </draw:line>
        <draw:line draw:style-name="gr3" draw:text-style-name="P2" draw:layer="layout" svg:x1="25.263cm" svg:y1="4.277cm" svg:x2="25.263cm" svg:y2="5.177cm">
          <text:p/>
        </draw:line>
        <draw:line draw:style-name="gr9" draw:text-style-name="P2" draw:layer="layout" svg:x1="23.963cm" svg:y1="6.677cm" svg:x2="22.963cm" svg:y2="7.877cm">
          <text:p/>
        </draw:line>
        <draw:line draw:style-name="gr3" draw:text-style-name="P2" draw:layer="layout" svg:x1="22.963cm" svg:y1="9.477cm" svg:x2="24.063cm" svg:y2="10.877cm">
          <text:p/>
        </draw:line>
        <draw:ellipse draw:style-name="gr10" draw:text-style-name="P3" draw:layer="layout" svg:width="4.693cm" svg:height="6.102cm" svg:x="23.379cm" svg:y="5.712cm" draw:kind="arc" draw:start-angle="307" draw:end-angle="48.55">
          <text:p/>
        </draw:ellipse>
        <draw:line draw:style-name="gr4" draw:text-style-name="P2" draw:layer="layout" svg:x1="25.601cm" svg:y1="1.465cm" svg:x2="25.601cm" svg:y2="2.465cm">
          <text:p/>
        </draw:line>
        <draw:line draw:style-name="gr4" draw:text-style-name="P2" draw:layer="layout" svg:x1="25.601cm" svg:y1="4.265cm" svg:x2="25.601cm" svg:y2="5.165cm">
          <text:p/>
        </draw:line>
      </draw:page>
      <draw:page draw:name="page3" draw:style-name="dp1" draw:master-page-name="Standard">
        <draw:custom-shape draw:style-name="gr5" draw:text-style-name="P1" draw:layer="layout" svg:width="4.1cm" svg:height="1.7cm" svg:x="4.698cm" svg:y="2.501cm">
          <text:p text:style-name="P1">int res =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4.699cm" svg:y="5.202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.7cm" svg:y="7.803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4.7cm" svg:y="10.703cm">
          <text:p text:style-name="P1">r̶e̶s <text:span text:style-name="T1">b</text:span> &lt;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8cm" svg:y1="1.501cm" svg:x2="6.8cm" svg:y2="2.501cm">
          <text:p/>
        </draw:line>
        <draw:line draw:style-name="gr6" draw:text-style-name="P2" draw:layer="layout" svg:x1="6.8cm" svg:y1="4.301cm" svg:x2="6.8cm" svg:y2="5.201cm">
          <text:p/>
        </draw:line>
        <draw:line draw:style-name="gr7" draw:text-style-name="P2" draw:layer="layout" svg:x1="5.5cm" svg:y1="6.701cm" svg:x2="4.5cm" svg:y2="7.901cm">
          <text:p/>
        </draw:line>
        <draw:line draw:style-name="gr6" draw:text-style-name="P2" draw:layer="layout" svg:x1="4.5cm" svg:y1="9.501cm" svg:x2="5.6cm" svg:y2="10.901cm">
          <text:p/>
        </draw:line>
        <draw:ellipse draw:style-name="gr8" draw:text-style-name="P3" draw:layer="layout" svg:width="4.693cm" svg:height="5.944cm" svg:x="4.641cm" svg:y="5.756cm" draw:kind="arc" draw:start-angle="307" draw:end-angle="48.55">
          <text:p/>
        </draw:ellipse>
        <draw:custom-shape draw:style-name="gr5" draw:text-style-name="P1" draw:layer="layout" svg:width="4.1cm" svg:height="1.7cm" svg:x="1.7cm" svg:y="13.303cm">
          <text:p text:style-name="P1">res =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4.7cm" svg:y="16.203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.5cm" svg:y1="12.201cm" svg:x2="4.5cm" svg:y2="13.401cm">
          <text:p/>
        </draw:line>
        <draw:line draw:style-name="gr6" draw:text-style-name="P2" draw:layer="layout" svg:x1="4.5cm" svg:y1="15.001cm" svg:x2="5.6cm" svg:y2="16.401cm">
          <text:p/>
        </draw:line>
        <draw:ellipse draw:style-name="gr8" draw:text-style-name="P3" draw:layer="layout" svg:width="4.693cm" svg:height="5.944cm" svg:x="4.641cm" svg:y="11.256cm" draw:kind="arc" draw:start-angle="307" draw:end-angle="48.55">
          <text:p/>
        </draw:ellipse>
        <draw:custom-shape draw:style-name="gr5" draw:text-style-name="P1" draw:layer="layout" svg:width="4.1cm" svg:height="1.7cm" svg:x="14.298cm" svg:y="2.502cm">
          <text:p text:style-name="P1">int res =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4.299cm" svg:y="5.203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1.3cm" svg:y="7.804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4.3cm" svg:y="10.704cm">
          <text:p text:style-name="P1">r̶e̶s <text:span text:style-name="T1">b</text:span> &lt;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6.4cm" svg:y1="1.502cm" svg:x2="16.4cm" svg:y2="2.502cm">
          <text:p/>
        </draw:line>
        <draw:line draw:style-name="gr6" draw:text-style-name="P2" draw:layer="layout" svg:x1="16.4cm" svg:y1="4.302cm" svg:x2="16.4cm" svg:y2="5.202cm">
          <text:p/>
        </draw:line>
        <draw:line draw:style-name="gr7" draw:text-style-name="P2" draw:layer="layout" svg:x1="15.1cm" svg:y1="6.702cm" svg:x2="14.1cm" svg:y2="7.902cm">
          <text:p/>
        </draw:line>
        <draw:line draw:style-name="gr6" draw:text-style-name="P2" draw:layer="layout" svg:x1="14.1cm" svg:y1="9.502cm" svg:x2="15.2cm" svg:y2="10.902cm">
          <text:p/>
        </draw:line>
        <draw:ellipse draw:style-name="gr8" draw:text-style-name="P3" draw:layer="layout" svg:width="4.693cm" svg:height="5.944cm" svg:x="14.241cm" svg:y="5.757cm" draw:kind="arc" draw:start-angle="307" draw:end-angle="48.55">
          <text:p/>
        </draw:ellipse>
        <draw:custom-shape draw:style-name="gr5" draw:text-style-name="P1" draw:layer="layout" svg:width="4.1cm" svg:height="1.7cm" svg:x="11.3cm" svg:y="13.304cm">
          <text:p text:style-name="P1">res =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14.3cm" svg:y="16.204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5.1cm" svg:y1="12.202cm" svg:x2="14.1cm" svg:y2="13.402cm">
          <text:p/>
        </draw:line>
        <draw:line draw:style-name="gr6" draw:text-style-name="P2" draw:layer="layout" svg:x1="14.1cm" svg:y1="15.002cm" svg:x2="15.2cm" svg:y2="16.402cm">
          <text:p/>
        </draw:line>
        <draw:ellipse draw:style-name="gr8" draw:text-style-name="P3" draw:layer="layout" svg:width="4.693cm" svg:height="5.944cm" svg:x="14.241cm" svg:y="11.257cm" draw:kind="arc" draw:start-angle="307" draw:end-angle="48.55">
          <text:p/>
        </draw:ellipse>
        <draw:line draw:style-name="gr3" draw:text-style-name="P2" draw:layer="layout" svg:x1="16.163cm" svg:y1="1.49cm" svg:x2="16.163cm" svg:y2="2.49cm">
          <text:p/>
        </draw:line>
        <draw:line draw:style-name="gr3" draw:text-style-name="P2" draw:layer="layout" svg:x1="16.163cm" svg:y1="4.29cm" svg:x2="16.163cm" svg:y2="5.19cm">
          <text:p/>
        </draw:line>
        <draw:line draw:style-name="gr9" draw:text-style-name="P2" draw:layer="layout" svg:x1="14.863cm" svg:y1="6.69cm" svg:x2="13.863cm" svg:y2="7.89cm">
          <text:p/>
        </draw:line>
        <draw:line draw:style-name="gr3" draw:text-style-name="P2" draw:layer="layout" svg:x1="13.863cm" svg:y1="9.49cm" svg:x2="14.963cm" svg:y2="10.89cm">
          <text:p/>
        </draw:line>
        <draw:line draw:style-name="gr9" draw:text-style-name="P2" draw:layer="layout" svg:x1="14.863cm" svg:y1="12.19cm" svg:x2="13.863cm" svg:y2="13.39cm">
          <text:p/>
        </draw:line>
        <draw:line draw:style-name="gr3" draw:text-style-name="P2" draw:layer="layout" svg:x1="13.863cm" svg:y1="14.99cm" svg:x2="14.963cm" svg:y2="16.39cm">
          <text:p/>
        </draw:line>
        <draw:line draw:style-name="gr4" draw:text-style-name="P2" draw:layer="layout" svg:x1="16.638cm" svg:y1="1.49cm" svg:x2="16.638cm" svg:y2="2.49cm">
          <text:p/>
        </draw:line>
        <draw:line draw:style-name="gr4" draw:text-style-name="P2" draw:layer="layout" svg:x1="16.638cm" svg:y1="4.29cm" svg:x2="16.638cm" svg:y2="5.19cm">
          <text:p/>
        </draw:line>
        <draw:ellipse draw:style-name="gr10" draw:text-style-name="P3" draw:layer="layout" svg:width="4.693cm" svg:height="5.944cm" svg:x="14.479cm" svg:y="5.745cm" draw:kind="arc" draw:start-angle="307" draw:end-angle="48.55">
          <text:p/>
        </draw:ellipse>
        <draw:ellipse draw:style-name="gr10" draw:text-style-name="P3" draw:layer="layout" svg:width="4.693cm" svg:height="5.944cm" svg:x="14.479cm" svg:y="11.245cm" draw:kind="arc" draw:start-angle="307" draw:end-angle="48.55">
          <text:p/>
        </draw:ellipse>
        <draw:custom-shape draw:style-name="gr5" draw:text-style-name="P1" draw:layer="layout" svg:width="4.1cm" svg:height="1.7cm" svg:x="23.011cm" svg:y="2.49cm">
          <text:p text:style-name="P1">int res =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3.012cm" svg:y="5.191cm">
          <text:p text:style-name="P1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0.013cm" svg:y="7.792cm">
          <text:p text:style-name="P1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3.013cm" svg:y="10.692cm">
          <text:p text:style-name="P1">r̶e̶s <text:span text:style-name="T1">b</text:span> &lt;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5.113cm" svg:y1="1.49cm" svg:x2="25.113cm" svg:y2="2.49cm">
          <text:p/>
        </draw:line>
        <draw:line draw:style-name="gr6" draw:text-style-name="P2" draw:layer="layout" svg:x1="25.113cm" svg:y1="4.29cm" svg:x2="25.113cm" svg:y2="5.19cm">
          <text:p/>
        </draw:line>
        <draw:line draw:style-name="gr7" draw:text-style-name="P2" draw:layer="layout" svg:x1="23.813cm" svg:y1="6.69cm" svg:x2="22.813cm" svg:y2="7.89cm">
          <text:p/>
        </draw:line>
        <draw:line draw:style-name="gr6" draw:text-style-name="P2" draw:layer="layout" svg:x1="22.813cm" svg:y1="9.49cm" svg:x2="23.913cm" svg:y2="10.89cm">
          <text:p/>
        </draw:line>
        <draw:ellipse draw:style-name="gr8" draw:text-style-name="P3" draw:layer="layout" svg:width="4.693cm" svg:height="5.944cm" svg:x="22.954cm" svg:y="5.745cm" draw:kind="arc" draw:start-angle="307" draw:end-angle="48.55">
          <text:p/>
        </draw:ellipse>
        <draw:custom-shape draw:style-name="gr5" draw:text-style-name="P1" draw:layer="layout" svg:width="4.1cm" svg:height="1.7cm" svg:x="20.013cm" svg:y="13.292cm">
          <text:p text:style-name="P1">res =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1.7cm" svg:x="23.013cm" svg:y="16.192cm">
          <text:p text:style-name="P1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3.813cm" svg:y1="12.19cm" svg:x2="22.813cm" svg:y2="13.39cm">
          <text:p/>
        </draw:line>
        <draw:line draw:style-name="gr6" draw:text-style-name="P2" draw:layer="layout" svg:x1="22.813cm" svg:y1="14.99cm" svg:x2="23.913cm" svg:y2="16.39cm">
          <text:p/>
        </draw:line>
        <draw:ellipse draw:style-name="gr8" draw:text-style-name="P3" draw:layer="layout" svg:width="4.693cm" svg:height="5.944cm" svg:x="22.954cm" svg:y="11.245cm" draw:kind="arc" draw:start-angle="307" draw:end-angle="48.55">
          <text:p/>
        </draw:ellipse>
        <draw:line draw:style-name="gr3" draw:text-style-name="P2" draw:layer="layout" svg:x1="24.876cm" svg:y1="1.478cm" svg:x2="24.876cm" svg:y2="2.478cm">
          <text:p/>
        </draw:line>
        <draw:line draw:style-name="gr3" draw:text-style-name="P2" draw:layer="layout" svg:x1="24.876cm" svg:y1="4.278cm" svg:x2="24.876cm" svg:y2="5.178cm">
          <text:p/>
        </draw:line>
        <draw:line draw:style-name="gr11" draw:text-style-name="P2" draw:layer="layout" svg:x1="23.576cm" svg:y1="6.678cm" svg:x2="22.576cm" svg:y2="7.878cm">
          <text:p/>
        </draw:line>
        <draw:line draw:style-name="gr4" draw:text-style-name="P2" draw:layer="layout" svg:x1="22.576cm" svg:y1="9.478cm" svg:x2="23.676cm" svg:y2="10.878cm">
          <text:p/>
        </draw:line>
        <draw:line draw:style-name="gr9" draw:text-style-name="P2" draw:layer="layout" svg:x1="23.576cm" svg:y1="12.178cm" svg:x2="22.576cm" svg:y2="13.378cm">
          <text:p/>
        </draw:line>
        <draw:line draw:style-name="gr3" draw:text-style-name="P2" draw:layer="layout" svg:x1="22.576cm" svg:y1="14.978cm" svg:x2="23.676cm" svg:y2="16.378cm">
          <text:p/>
        </draw:line>
        <draw:line draw:style-name="gr4" draw:text-style-name="P2" draw:layer="layout" svg:x1="25.351cm" svg:y1="1.478cm" svg:x2="25.351cm" svg:y2="2.478cm">
          <text:p/>
        </draw:line>
        <draw:line draw:style-name="gr4" draw:text-style-name="P2" draw:layer="layout" svg:x1="25.351cm" svg:y1="4.278cm" svg:x2="25.351cm" svg:y2="5.178cm">
          <text:p/>
        </draw:line>
        <draw:ellipse draw:style-name="gr12" draw:text-style-name="P3" draw:layer="layout" svg:width="4.693cm" svg:height="5.944cm" svg:x="23.192cm" svg:y="5.733cm" draw:kind="arc" draw:start-angle="307" draw:end-angle="48.55">
          <text:p/>
        </draw:ellipse>
        <draw:ellipse draw:style-name="gr10" draw:text-style-name="P3" draw:layer="layout" svg:width="4.693cm" svg:height="5.944cm" svg:x="23.192cm" svg:y="11.233cm" draw:kind="arc" draw:start-angle="307" draw:end-angle="48.55">
          <text:p/>
        </draw:ellipse>
      </draw:page>
      <draw:page draw:name="page4" draw:style-name="dp1" draw:master-page-name="Standard">
        <draw:custom-shape draw:style-name="gr1" draw:text-style-name="P1" draw:layer="layout" svg:width="3.6cm" svg:height="1.4cm" svg:x="7.402cm" svg:y="7.69cm">
          <text:p text:style-name="P1">res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1.302cm" svg:y="7.79cm">
          <text:p text:style-name="P1">res 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4cm" svg:x="4.202cm" svg:y="5.59cm">
          <text:p text:style-name="P1">tr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02cm" svg:y1="6.79cm" svg:x2="8.602cm" svg:y2="7.79cm">
          <text:p/>
        </draw:line>
        <draw:line draw:style-name="gr2" draw:text-style-name="P2" draw:layer="layout" svg:x1="4.602cm" svg:y1="6.69cm" svg:x2="3.602cm" svg:y2="7.79cm">
          <text:p/>
        </draw:line>
        <draw:custom-shape draw:style-name="gr13" draw:text-style-name="P1" draw:layer="layout" svg:width="4cm" svg:height="1.8cm" svg:x="7.203cm" svg:y="7.491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4" draw:layer="layout" svg:width="8.5cm" svg:height="0.962cm" svg:x="11.1cm" svg:y="7.6cm">
          <draw:text-box>
            <text:p>inatteignable</text:p>
          </draw:text-box>
        </draw:frame>
      </draw:page>
      <draw:page draw:name="page5" draw:style-name="dp1" draw:master-page-name="Standard">
        <draw:custom-shape draw:style-name="gr1" draw:text-style-name="P5" draw:layer="layout" svg:width="3.6cm" svg:height="1.4cm" svg:x="7.4cm" svg:y="7.7cm">
          <text:p text:style-name="P5">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4.3cm" svg:y="10.1cm">
          <text:p text:style-name="P5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4.2cm" svg:y="2.9cm">
          <text:p text:style-name="P5">int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1.3cm" svg:y="7.8cm">
          <text:p text:style-name="P5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4.2cm" svg:y="5.6cm">
          <text:p text:style-name="P5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4.4cm" svg:x2="6cm" svg:y2="5.5cm">
          <text:p/>
        </draw:line>
        <draw:line draw:style-name="gr2" draw:text-style-name="P2" draw:layer="layout" svg:x1="7.5cm" svg:y1="6.8cm" svg:x2="8.6cm" svg:y2="7.8cm">
          <text:p/>
        </draw:line>
        <draw:line draw:style-name="gr2" draw:text-style-name="P2" draw:layer="layout" svg:x1="8.5cm" svg:y1="9.1cm" svg:x2="7.5cm" svg:y2="10.3cm">
          <text:p/>
        </draw:line>
        <draw:line draw:style-name="gr2" draw:text-style-name="P2" draw:layer="layout" svg:x1="4.6cm" svg:y1="6.7cm" svg:x2="3.6cm" svg:y2="7.8cm">
          <text:p/>
        </draw:line>
        <draw:line draw:style-name="gr2" draw:text-style-name="P2" draw:layer="layout" svg:x1="3.6cm" svg:y1="9.2cm" svg:x2="4.7cm" svg:y2="10.3cm">
          <text:p/>
        </draw:line>
        <draw:custom-shape draw:style-name="gr1" draw:text-style-name="P5" draw:layer="layout" svg:width="3.6cm" svg:height="1.4cm" svg:x="24.8cm" svg:y="7.2cm">
          <text:p text:style-name="P5">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21.7cm" svg:y="9.6cm">
          <text:p text:style-name="P5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21.6cm" svg:y="2.4cm">
          <text:p text:style-name="P5">int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18.7cm" svg:y="7.3cm">
          <text:p text:style-name="P5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21.6cm" svg:y="5.1cm">
          <text:p text:style-name="P5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3.4cm" svg:y1="3.9cm" svg:x2="23.4cm" svg:y2="5cm">
          <text:p/>
        </draw:line>
        <draw:line draw:style-name="gr3" draw:text-style-name="P2" draw:layer="layout" svg:x1="24.9cm" svg:y1="6.3cm" svg:x2="26cm" svg:y2="7.3cm">
          <text:p/>
        </draw:line>
        <draw:line draw:style-name="gr3" draw:text-style-name="P2" draw:layer="layout" svg:x1="25.8cm" svg:y1="8.6cm" svg:x2="24.8cm" svg:y2="9.8cm">
          <text:p/>
        </draw:line>
        <draw:line draw:style-name="gr2" draw:text-style-name="P2" draw:layer="layout" svg:x1="22cm" svg:y1="6.2cm" svg:x2="21cm" svg:y2="7.3cm">
          <text:p/>
        </draw:line>
        <draw:line draw:style-name="gr2" draw:text-style-name="P2" draw:layer="layout" svg:x1="21cm" svg:y1="8.7cm" svg:x2="22.1cm" svg:y2="9.8cm">
          <text:p/>
        </draw:line>
        <draw:line draw:style-name="gr2" draw:text-style-name="P2" draw:layer="layout" svg:x1="6cm" svg:y1="1.6cm" svg:x2="6cm" svg:y2="2.9cm">
          <text:p/>
        </draw:line>
        <draw:line draw:style-name="gr3" draw:text-style-name="P2" draw:layer="layout" svg:x1="23.4cm" svg:y1="1.1cm" svg:x2="23.4cm" svg:y2="2.4cm">
          <text:p/>
        </draw:line>
        <draw:custom-shape draw:style-name="gr1" draw:text-style-name="P5" draw:layer="layout" svg:width="3.6cm" svg:height="1.4cm" svg:x="15.5cm" svg:y="15.5cm">
          <text:p text:style-name="P5">res = a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12.4cm" svg:y="17.9cm">
          <text:p text:style-name="P5">return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12.3cm" svg:y="10.7cm">
          <text:p text:style-name="P5">int 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9.4cm" svg:y="15.6cm">
          <text:p text:style-name="P5">res =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6cm" svg:height="1.4cm" svg:x="12.3cm" svg:y="13.4cm">
          <text:p text:style-name="P5">a &lt;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1cm" svg:y1="12.2cm" svg:x2="14.1cm" svg:y2="13.3cm">
          <text:p/>
        </draw:line>
        <draw:line draw:style-name="gr2" draw:text-style-name="P2" draw:layer="layout" svg:x1="15.6cm" svg:y1="14.6cm" svg:x2="16.7cm" svg:y2="15.6cm">
          <text:p/>
        </draw:line>
        <draw:line draw:style-name="gr2" draw:text-style-name="P2" draw:layer="layout" svg:x1="16.5cm" svg:y1="16.9cm" svg:x2="15.5cm" svg:y2="18.1cm">
          <text:p/>
        </draw:line>
        <draw:line draw:style-name="gr3" draw:text-style-name="P2" draw:layer="layout" svg:x1="12.7cm" svg:y1="14.5cm" svg:x2="11.7cm" svg:y2="15.6cm">
          <text:p/>
        </draw:line>
        <draw:line draw:style-name="gr3" draw:text-style-name="P2" draw:layer="layout" svg:x1="11.7cm" svg:y1="17cm" svg:x2="12.8cm" svg:y2="18.1cm">
          <text:p/>
        </draw:line>
        <draw:line draw:style-name="gr3" draw:text-style-name="P2" draw:layer="layout" svg:x1="14.1cm" svg:y1="9.4cm" svg:x2="14.1cm" svg:y2="10.7cm">
          <text:p/>
        </draw:line>
        <draw:line draw:style-name="gr3" draw:text-style-name="P2" draw:layer="layout" svg:x1="5.8cm" svg:y1="4.4cm" svg:x2="5.8cm" svg:y2="5.5cm">
          <text:p/>
        </draw:line>
        <draw:line draw:style-name="gr3" draw:text-style-name="P2" draw:layer="layout" svg:x1="5.8cm" svg:y1="1.6cm" svg:x2="5.8cm" svg:y2="2.9cm">
          <text:p/>
        </draw:line>
        <draw:line draw:style-name="gr3" draw:text-style-name="P2" draw:layer="layout" svg:x1="4.4cm" svg:y1="6.7cm" svg:x2="3.4cm" svg:y2="7.8cm">
          <text:p/>
        </draw:line>
        <draw:line draw:style-name="gr3" draw:text-style-name="P2" draw:layer="layout" svg:x1="3.4cm" svg:y1="9.3cm" svg:x2="4.5cm" svg:y2="10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000000" draw:marker-start-width="0.28cm" draw:marker-start-center="false" draw:marker-end-width="0.28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0:54:08.407314143</meta:creation-date>
    <dc:date>2024-05-10T16:12:12.635822135</dc:date>
    <meta:editing-duration>PT19M34S</meta:editing-duration>
    <meta:editing-cycles>3</meta:editing-cycles>
    <meta:generator>LibreOffice/6.4.7.2$Linux_X86_64 LibreOffice_project/40$Build-2</meta:generator>
    <meta:document-statistic meta:object-count="178"/>
  </office:meta>
</office:document-meta>
</file>